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language-asian="none" style:country-asian="none" style:font-style-asian="normal" style:font-weight-asian="normal" style:font-name-complex="Verdana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1020" table:default-cell-style-name="ce1"/>
        <table:table-row table:style-name="ro1">
          <table:table-cell office:value-type="string" calcext:value-type="string">
            <text:p>F1B013038</text:p>
          </table:table-cell>
          <table:table-cell office:value-type="string" calcext:value-type="string">
            <text:p> 50204517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3040</text:p>
          </table:table-cell>
          <table:table-cell table:style-name="ce3" office:value-type="float" office:value="50203309" calcext:value-type="float">
            <text:p>50203309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42</text:p>
          </table:table-cell>
          <table:table-cell office:value-type="float" office:value="50200386" calcext:value-type="float">
            <text:p>50200386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43</text:p>
          </table:table-cell>
          <table:table-cell office:value-type="string" calcext:value-type="string">
            <text:p> 50200383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3044</text:p>
          </table:table-cell>
          <table:table-cell table:style-name="ce3" office:value-type="float" office:value="50204506" calcext:value-type="float">
            <text:p>50204506</text:p>
          </table:table-cell>
          <table:table-cell office:value-type="string" calcext:value-type="string">
            <text:p>Teknik Komputer dan Jaring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45</text:p>
          </table:table-cell>
          <table:table-cell office:value-type="string" calcext:value-type="string">
            <text:p> 50203311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47</text:p>
          </table:table-cell>
          <table:table-cell office:value-type="float" office:value="50204512" calcext:value-type="float">
            <text:p>5020451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48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Audio Vide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50</text:p>
          </table:table-cell>
          <table:table-cell office:value-type="float" office:value="50200403" calcext:value-type="float">
            <text:p>50200403</text:p>
          </table:table-cell>
          <table:table-cell office:value-type="string" calcext:value-type="string">
            <text:p>Teknik Pembangkit Listri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3051</text:p>
          </table:table-cell>
          <table:table-cell table:style-name="ce3" office:value-type="float" office:value="50203310" calcext:value-type="float">
            <text:p>50203310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52</text:p>
          </table:table-cell>
          <table:table-cell office:value-type="float" office:value="50204511" calcext:value-type="float">
            <text:p>50204511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53</text:p>
          </table:table-cell>
          <table:table-cell office:value-type="string" calcext:value-type="string">
            <text:p> 50202412</text:p>
          </table:table-cell>
          <table:table-cell office:value-type="string" calcext:value-type="string">
            <text:p>Teknik Elektr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3054</text:p>
          </table:table-cell>
          <table:table-cell table:style-name="ce3" office:value-type="float" office:value="50201388" calcext:value-type="float">
            <text:p>50201388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55</text:p>
          </table:table-cell>
          <table:table-cell office:value-type="string" calcext:value-type="string">
            <text:p> 50204515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56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Mes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57</text:p>
          </table:table-cell>
          <table:table-cell office:value-type="float" office:value="50200403" calcext:value-type="float">
            <text:p>50200403</text:p>
          </table:table-cell>
          <table:table-cell office:value-type="string" calcext:value-type="string">
            <text:p>teknik elektr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3058</text:p>
          </table:table-cell>
          <table:table-cell table:style-name="ce3" office:value-type="float" office:value="50219592" calcext:value-type="float">
            <text:p>50219592</text:p>
          </table:table-cell>
          <table:table-cell office:value-type="string" calcext:value-type="string">
            <text:p>Multimed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59</text:p>
          </table:table-cell>
          <table:table-cell office:value-type="string" calcext:value-type="string">
            <text:p> 50200380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3060</text:p>
          </table:table-cell>
          <table:table-cell table:style-name="ce3" office:value-type="float" office:value="50202504" calcext:value-type="float">
            <text:p>50202504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3061</text:p>
          </table:table-cell>
          <table:table-cell table:style-name="ce3" office:value-type="float" office:value="50205633" calcext:value-type="float">
            <text:p>50205633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3062</text:p>
          </table:table-cell>
          <table:table-cell table:style-name="ce3" office:value-type="float" office:value="50201370" calcext:value-type="float">
            <text:p>50201370</text:p>
          </table:table-cell>
          <table:table-cell office:value-type="string" calcext:value-type="string">
            <text:p>Rekayasa Perangkat Luna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63</text:p>
          </table:table-cell>
          <table:table-cell table:style-name="ce4" office:value-type="float" office:value="50222565" calcext:value-type="float">
            <text:p>50222565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64</text:p>
          </table:table-cell>
          <table:table-cell office:value-type="float" office:value="50205632" calcext:value-type="float">
            <text:p>50205632</text:p>
          </table:table-cell>
          <table:table-cell office:value-type="string" calcext:value-type="string">
            <text:p>Teknik Elekt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65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Multimed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66</text:p>
          </table:table-cell>
          <table:table-cell office:value-type="string" calcext:value-type="string">
            <text:p> 5020252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67</text:p>
          </table:table-cell>
          <table:table-cell office:value-type="string" calcext:value-type="string">
            <text:p> 50202496</text:p>
          </table:table-cell>
          <table:table-cell office:value-type="string" calcext:value-type="string">
            <text:p>Otomoti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68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Elektr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3071</text:p>
          </table:table-cell>
          <table:table-cell table:style-name="ce3" office:value-type="float" office:value="50202415" calcext:value-type="float">
            <text:p>50202415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72</text:p>
          </table:table-cell>
          <table:table-cell office:value-type="string" calcext:value-type="string">
            <text:p> 50204514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75</text:p>
          </table:table-cell>
          <table:table-cell office:value-type="float" office:value="50205632" calcext:value-type="float">
            <text:p>5020563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3076</text:p>
          </table:table-cell>
          <table:table-cell table:style-name="ce3" office:value-type="float" office:value="50200403" calcext:value-type="float">
            <text:p>50200403</text:p>
          </table:table-cell>
          <table:table-cell office:value-type="string" calcext:value-type="string">
            <text:p>Teknik Komputer dan Jaring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77</text:p>
          </table:table-cell>
          <table:table-cell office:value-type="float" office:value="50204513" calcext:value-type="float">
            <text:p>50204513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78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Elektronika Industr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3079</text:p>
          </table:table-cell>
          <table:table-cell table:style-name="ce3" office:value-type="float" office:value="50203306" calcext:value-type="float">
            <text:p>50203306</text:p>
          </table:table-cell>
          <table:table-cell office:value-type="string" calcext:value-type="string">
            <text:p>Teknik Elektr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3080</text:p>
          </table:table-cell>
          <table:table-cell table:style-name="ce3" office:value-type="float" office:value="50203311" calcext:value-type="float">
            <text:p>50203311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81</text:p>
          </table:table-cell>
          <table:table-cell office:value-type="string" calcext:value-type="string">
            <text:p> 50202522</text:p>
          </table:table-cell>
          <table:table-cell office:value-type="string" calcext:value-type="string">
            <text:p>I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82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Multimed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3083</text:p>
          </table:table-cell>
          <table:table-cell table:style-name="ce3" office:value-type="string" calcext:value-type="string">
            <text:p> 50205415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84</text:p>
          </table:table-cell>
          <table:table-cell office:value-type="string" calcext:value-type="string">
            <text:p> 5020038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85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Multimed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86</text:p>
          </table:table-cell>
          <table:table-cell office:value-type="string" calcext:value-type="string">
            <text:p> 5020241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3087</text:p>
          </table:table-cell>
          <table:table-cell table:style-name="ce3" office:value-type="float" office:value="50219805" calcext:value-type="float">
            <text:p>50219805</text:p>
          </table:table-cell>
          <table:table-cell office:value-type="string" calcext:value-type="string">
            <text:p>Teknik Komputer dan Jaring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88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Elektronika Industr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89</text:p>
          </table:table-cell>
          <table:table-cell office:value-type="string" calcext:value-type="string">
            <text:p> 50204514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92</text:p>
          </table:table-cell>
          <table:table-cell office:value-type="float" office:value="50204505" calcext:value-type="float">
            <text:p>50204505</text:p>
          </table:table-cell>
          <table:table-cell office:value-type="string" calcext:value-type="string">
            <text:p>Teknik Elekt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93</text:p>
          </table:table-cell>
          <table:table-cell office:value-type="string" calcext:value-type="string">
            <text:p> 50202496</text:p>
          </table:table-cell>
          <table:table-cell office:value-type="string" calcext:value-type="string">
            <text:p>Teknik Komputer dan Jaringa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3094</text:p>
          </table:table-cell>
          <table:table-cell table:style-name="ce3" office:value-type="float" office:value="50203319" calcext:value-type="float">
            <text:p>50203319</text:p>
          </table:table-cell>
          <table:table-cell office:value-type="string" calcext:value-type="string">
            <text:p>Teknik Instalasi Tenaga Listri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3095</text:p>
          </table:table-cell>
          <table:table-cell table:style-name="ce3" office:value-type="float" office:value="50201370" calcext:value-type="float">
            <text:p>50201370</text:p>
          </table:table-cell>
          <table:table-cell office:value-type="string" calcext:value-type="string">
            <text:p>Teknik Elektronika (Audio Vide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96</text:p>
          </table:table-cell>
          <table:table-cell office:value-type="string" calcext:value-type="string">
            <text:p> 50204515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3097</text:p>
          </table:table-cell>
          <table:table-cell table:style-name="ce3" office:value-type="float" office:value="50204732" calcext:value-type="float">
            <text:p>5020473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D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2:10:19.019794117</meta:creation-date>
    <dc:date>2019-01-17T12:10:56.527682011</dc:date>
    <meta:editing-duration>PT37S</meta:editing-duration>
    <meta:editing-cycles>1</meta:editing-cycles>
    <meta:generator>LibreOffice/6.1.3.2$MacOSX_X86_64 LibreOffice_project/86daf60bf00efa86ad547e59e09d6bb77c699acb</meta:generator>
    <meta:document-statistic meta:table-count="1" meta:cell-count="150" meta:object-count="0"/>
  </office:meta>
</office:document-meta>
</file>